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-width="0.227cm" svg:stroke-opacity="100%" draw:fill-color="#ffffff" draw:textarea-horizontal-align="justify" draw:textarea-vertical-align="middle" draw:auto-grow-height="false" fo:min-height="10.781cm" fo:min-width="10.531cm" fo:padding-top="0.134cm" fo:padding-bottom="0.134cm" fo:padding-left="0.259cm" fo:padding-right="0.259cm" draw:shadow="hidden"/>
    </style:style>
    <style:style style:name="gr2" style:family="graphic" style:parent-style-name="objectwithoutfill">
      <style:graphic-properties svg:stroke-width="0.106cm" svg:stroke-color="#000000" draw:marker-start="" draw:marker-start-width="0.158cm" draw:marker-start-center="true" draw:marker-end="" draw:marker-end-width="0.158cm" draw:marker-end-center="true" svg:stroke-linecap="round" draw:fill="none" draw:textarea-vertical-align="middle" fo:padding-top="0.177cm" fo:padding-bottom="0.177cm" fo:padding-left="0.302cm" fo:padding-right="0.302cm" draw:shadow="hidden"/>
    </style:style>
    <style:style style:name="gr3" style:family="graphic" style:parent-style-name="standard">
      <style:graphic-properties svg:stroke-width="0.018cm" draw:marker-start-width="0.227cm" draw:marker-end-width="0.227cm" svg:stroke-opacity="100%" draw:fill-color="#000000" draw:textarea-horizontal-align="justify" draw:textarea-vertical-align="middle" draw:auto-grow-height="false" fo:min-height="10.781cm" fo:min-width="10.531cm" fo:padding-top="0.134cm" fo:padding-bottom="0.134cm" fo:padding-left="0.259cm" fo:padding-right="0.259cm" draw:shadow="hidden"/>
    </style:style>
    <style:style style:name="gr4" style:family="graphic" style:parent-style-name="objectwithoutfill">
      <style:graphic-properties svg:stroke-width="0.106cm" svg:stroke-color="#ffffff" draw:marker-start="" draw:marker-start-width="0.158cm" draw:marker-start-center="true" draw:marker-end="" draw:marker-end-width="0.158cm" draw:marker-end-center="true" svg:stroke-linecap="round" draw:fill="none" draw:textarea-vertical-align="middle" fo:padding-top="0.177cm" fo:padding-bottom="0.177cm" fo:padding-left="0.302cm" fo:padding-right="0.302cm" draw:shadow="hidden"/>
    </style:style>
    <style:style style:name="P1" style:family="paragraph">
      <loext:graphic-properties draw:fill-color="#ffffff"/>
      <style:paragraph-properties fo:text-align="center"/>
      <style:text-properties fo:color="#000000"/>
    </style:style>
    <style:style style:name="P2" style:family="paragraph">
      <loext:graphic-properties draw:fill="none"/>
      <style:paragraph-properties fo:text-align="center"/>
      <style:text-properties fo:color="#000000"/>
    </style:style>
    <style:style style:name="P3" style:family="paragraph">
      <loext:graphic-properties draw:fill-color="#000000"/>
      <style:paragraph-properties fo:text-align="center"/>
      <style:text-properties fo: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11.049cm" svg:x="4.302cm" svg:y="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81cm" svg:y1="4.19cm" svg:x2="5.953cm" svg:y2="7.365cm">
          <text:p/>
        </draw:line>
        <draw:line draw:style-name="gr2" draw:text-style-name="P2" draw:layer="layout" svg:x1="7.35cm" svg:y1="8.762cm" svg:x2="5.953cm" svg:y2="7.365cm">
          <text:p/>
        </draw:line>
        <draw:line draw:style-name="gr2" draw:text-style-name="P2" draw:layer="layout" svg:x1="8.62cm" svg:y1="8.762cm" svg:x2="7.35cm" svg:y2="8.762cm">
          <text:p/>
        </draw:line>
        <draw:line draw:style-name="gr2" draw:text-style-name="P2" draw:layer="layout" svg:x1="9.89cm" svg:y1="11.175cm" svg:x2="8.62cm" svg:y2="8.762cm">
          <text:p/>
        </draw:line>
        <draw:line draw:style-name="gr2" draw:text-style-name="P2" draw:layer="layout" svg:x1="11.16cm" svg:y1="10.286cm" svg:x2="9.89cm" svg:y2="7.873cm">
          <text:p/>
        </draw:line>
        <draw:line draw:style-name="gr2" draw:text-style-name="P2" draw:layer="layout" svg:x1="12.43cm" svg:y1="10.032cm" svg:x2="11.16cm" svg:y2="7.111cm">
          <text:p/>
        </draw:line>
        <draw:line draw:style-name="gr2" draw:text-style-name="P2" draw:layer="layout" svg:x1="13.573cm" svg:y1="7.873cm" svg:x2="12.43cm" svg:y2="10.032cm">
          <text:p/>
        </draw:line>
        <draw:line draw:style-name="gr2" draw:text-style-name="P2" draw:layer="layout" svg:x1="9.89cm" svg:y1="11.175cm" svg:x2="11.16cm" svg:y2="10.286cm">
          <text:p/>
        </draw:line>
        <draw:line draw:style-name="gr2" draw:text-style-name="P2" draw:layer="layout" svg:x1="12.43cm" svg:y1="10.032cm" svg:x2="11.16cm" svg:y2="10.286cm">
          <text:p/>
        </draw:line>
        <draw:line draw:style-name="gr2" draw:text-style-name="P2" draw:layer="layout" svg:x1="9.89cm" svg:y1="7.873cm" svg:x2="8.62cm" svg:y2="8.762cm">
          <text:p/>
        </draw:line>
        <draw:line draw:style-name="gr2" draw:text-style-name="P2" draw:layer="layout" svg:x1="11.16cm" svg:y1="7.111cm" svg:x2="9.89cm" svg:y2="7.873cm">
          <text:p/>
        </draw:line>
        <draw:line draw:style-name="gr2" draw:text-style-name="P2" draw:layer="layout" svg:x1="8.62cm" svg:y1="6.73cm" svg:x2="7.35cm" svg:y2="8.762cm">
          <text:p/>
        </draw:line>
        <draw:line draw:style-name="gr2" draw:text-style-name="P2" draw:layer="layout" svg:x1="9.89cm" svg:y1="7.873cm" svg:x2="8.62cm" svg:y2="6.73cm">
          <text:p/>
        </draw:line>
        <draw:line draw:style-name="gr2" draw:text-style-name="P2" draw:layer="layout" svg:x1="7.477cm" svg:y1="6.222cm" svg:x2="5.953cm" svg:y2="7.365cm">
          <text:p/>
        </draw:line>
        <draw:line draw:style-name="gr2" draw:text-style-name="P2" draw:layer="layout" svg:x1="8.62cm" svg:y1="6.73cm" svg:x2="7.477cm" svg:y2="6.222cm">
          <text:p/>
        </draw:line>
        <draw:line draw:style-name="gr2" draw:text-style-name="P2" draw:layer="layout" svg:x1="4.81cm" svg:y1="4.19cm" svg:x2="7.477cm" svg:y2="6.222cm">
          <text:p/>
        </draw:line>
        <draw:line draw:style-name="gr2" draw:text-style-name="P2" draw:layer="layout" svg:x1="14.97cm" svg:y1="7.365cm" svg:x2="13.573cm" svg:y2="7.873cm">
          <text:p/>
        </draw:line>
        <draw:line draw:style-name="gr2" draw:text-style-name="P2" draw:layer="layout" svg:x1="12.43cm" svg:y1="6.476cm" svg:x2="13.573cm" svg:y2="7.873cm">
          <text:p/>
        </draw:line>
        <draw:line draw:style-name="gr2" draw:text-style-name="P2" draw:layer="layout" svg:x1="11.16cm" svg:y1="7.111cm" svg:x2="12.43cm" svg:y2="6.476cm">
          <text:p/>
        </draw:line>
        <draw:line draw:style-name="gr2" draw:text-style-name="P2" draw:layer="layout" svg:x1="13.573cm" svg:y1="5.587cm" svg:x2="14.97cm" svg:y2="7.365cm">
          <text:p/>
        </draw:line>
        <draw:line draw:style-name="gr2" draw:text-style-name="P2" draw:layer="layout" svg:x1="12.43cm" svg:y1="6.476cm" svg:x2="13.573cm" svg:y2="5.587cm">
          <text:p/>
        </draw:line>
        <draw:line draw:style-name="gr2" draw:text-style-name="P2" draw:layer="layout" svg:x1="11.16cm" svg:y1="5.587cm" svg:x2="12.43cm" svg:y2="6.476cm">
          <text:p/>
        </draw:line>
        <draw:line draw:style-name="gr2" draw:text-style-name="P2" draw:layer="layout" svg:x1="11.16cm" svg:y1="5.587cm" svg:x2="13.573cm" svg:y2="5.587cm">
          <text:p/>
        </draw:line>
        <draw:line draw:style-name="gr2" draw:text-style-name="P2" draw:layer="layout" svg:x1="7.477cm" svg:y1="6.222cm" svg:x2="8.747cm" svg:y2="5.968cm">
          <text:p/>
        </draw:line>
        <draw:line draw:style-name="gr2" draw:text-style-name="P2" draw:layer="layout" svg:x1="12.43cm" svg:y1="5.587cm" svg:x2="11.16cm" svg:y2="4.444cm">
          <text:p/>
        </draw:line>
        <draw:line draw:style-name="gr2" draw:text-style-name="P2" draw:layer="layout" svg:x1="6.142cm" svg:y1="5.187cm" svg:x2="7.477cm" svg:y2="5.206cm">
          <text:p/>
        </draw:line>
        <draw:line draw:style-name="gr2" draw:text-style-name="P2" draw:layer="layout" svg:x1="8.747cm" svg:y1="5.968cm" svg:x2="7.477cm" svg:y2="5.206cm">
          <text:p/>
        </draw:line>
        <draw:line draw:style-name="gr2" draw:text-style-name="P2" draw:layer="layout" svg:x1="11.16cm" svg:y1="4.444cm" svg:x2="9.89cm" svg:y2="6.476cm">
          <text:p/>
        </draw:line>
        <draw:line draw:style-name="gr2" draw:text-style-name="P2" draw:layer="layout" svg:x1="8.62cm" svg:y1="6.73cm" svg:x2="9.763cm" svg:y2="7.111cm">
          <text:p/>
        </draw:line>
        <draw:line draw:style-name="gr2" draw:text-style-name="P2" draw:layer="layout" svg:x1="11.16cm" svg:y1="7.111cm" svg:x2="9.763cm" svg:y2="7.111cm">
          <text:p/>
        </draw:line>
        <draw:line draw:style-name="gr2" draw:text-style-name="P2" draw:layer="layout" svg:x1="11.16cm" svg:y1="5.587cm" svg:x2="9.763cm" svg:y2="7.111cm">
          <text:p/>
        </draw:line>
        <draw:line draw:style-name="gr2" draw:text-style-name="P2" draw:layer="layout" svg:x1="8.747cm" svg:y1="5.968cm" svg:x2="9.763cm" svg:y2="7.111cm">
          <text:p/>
        </draw:line>
        <draw:line draw:style-name="gr2" draw:text-style-name="P2" draw:layer="layout" svg:x1="9.89cm" svg:y1="6.476cm" svg:x2="8.747cm" svg:y2="5.968cm">
          <text:p/>
        </draw:line>
        <draw:line draw:style-name="gr2" draw:text-style-name="P2" draw:layer="layout" svg:x1="8.747cm" svg:y1="5.333cm" svg:x2="7.477cm" svg:y2="5.206cm">
          <text:p/>
        </draw:line>
        <draw:line draw:style-name="gr2" draw:text-style-name="P2" draw:layer="layout" svg:x1="9.763cm" svg:y1="4.571cm" svg:x2="8.747cm" svg:y2="5.333cm">
          <text:p/>
        </draw:line>
        <draw:line draw:style-name="gr2" draw:text-style-name="P2" draw:layer="layout" svg:x1="11.16cm" svg:y1="4.444cm" svg:x2="9.763cm" svg:y2="4.571cm">
          <text:p/>
        </draw:line>
        <draw:line draw:style-name="gr2" draw:text-style-name="P2" draw:layer="layout" svg:x1="8.747cm" svg:y1="5.333cm" svg:x2="9.89cm" svg:y2="6.476cm">
          <text:p/>
        </draw:line>
        <draw:line draw:style-name="gr2" draw:text-style-name="P2" draw:layer="layout" svg:x1="11.16cm" svg:y1="5.587cm" svg:x2="9.89cm" svg:y2="6.476cm">
          <text:p/>
        </draw:line>
        <draw:custom-shape draw:style-name="gr3" draw:text-style-name="P3" draw:layer="layout" svg:width="11.049cm" svg:height="11.049cm" svg:x="4.302cm" svg:y="16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2" draw:layer="layout" svg:x1="4.937cm" svg:y1="17.891cm" svg:x2="6.037cm" svg:y2="21.111cm">
            <text:p/>
          </draw:line>
          <draw:line draw:style-name="gr4" draw:text-style-name="P2" draw:layer="layout" svg:x1="7.382cm" svg:y1="22.528cm" svg:x2="6.037cm" svg:y2="21.111cm">
            <text:p/>
          </draw:line>
          <draw:line draw:style-name="gr4" draw:text-style-name="P2" draw:layer="layout" svg:x1="8.604cm" svg:y1="22.528cm" svg:x2="7.382cm" svg:y2="22.528cm">
            <text:p/>
          </draw:line>
          <draw:line draw:style-name="gr4" draw:text-style-name="P2" draw:layer="layout" svg:x1="9.826cm" svg:y1="24.975cm" svg:x2="8.604cm" svg:y2="22.528cm">
            <text:p/>
          </draw:line>
          <draw:line draw:style-name="gr4" draw:text-style-name="P2" draw:layer="layout" svg:x1="11.049cm" svg:y1="24.073cm" svg:x2="9.827cm" svg:y2="21.626cm">
            <text:p/>
          </draw:line>
          <draw:line draw:style-name="gr4" draw:text-style-name="P2" draw:layer="layout" svg:x1="12.271cm" svg:y1="23.815cm" svg:x2="11.049cm" svg:y2="20.853cm">
            <text:p/>
          </draw:line>
          <draw:line draw:style-name="gr4" draw:text-style-name="P2" draw:layer="layout" svg:x1="13.371cm" svg:y1="21.626cm" svg:x2="12.271cm" svg:y2="23.816cm">
            <text:p/>
          </draw:line>
          <draw:line draw:style-name="gr4" draw:text-style-name="P2" draw:layer="layout" svg:x1="9.827cm" svg:y1="24.975cm" svg:x2="11.049cm" svg:y2="24.073cm">
            <text:p/>
          </draw:line>
          <draw:line draw:style-name="gr4" draw:text-style-name="P2" draw:layer="layout" svg:x1="12.271cm" svg:y1="23.816cm" svg:x2="11.049cm" svg:y2="24.074cm">
            <text:p/>
          </draw:line>
          <draw:line draw:style-name="gr4" draw:text-style-name="P2" draw:layer="layout" svg:x1="9.826cm" svg:y1="21.626cm" svg:x2="8.604cm" svg:y2="22.528cm">
            <text:p/>
          </draw:line>
          <draw:line draw:style-name="gr4" draw:text-style-name="P2" draw:layer="layout" svg:x1="11.049cm" svg:y1="20.853cm" svg:x2="9.827cm" svg:y2="21.626cm">
            <text:p/>
          </draw:line>
          <draw:line draw:style-name="gr4" draw:text-style-name="P2" draw:layer="layout" svg:x1="8.604cm" svg:y1="20.467cm" svg:x2="7.382cm" svg:y2="22.528cm">
            <text:p/>
          </draw:line>
          <draw:line draw:style-name="gr4" draw:text-style-name="P2" draw:layer="layout" svg:x1="9.826cm" svg:y1="21.626cm" svg:x2="8.604cm" svg:y2="20.467cm">
            <text:p/>
          </draw:line>
          <draw:line draw:style-name="gr4" draw:text-style-name="P2" draw:layer="layout" svg:x1="7.504cm" svg:y1="19.952cm" svg:x2="6.037cm" svg:y2="21.111cm">
            <text:p/>
          </draw:line>
          <draw:line draw:style-name="gr4" draw:text-style-name="P2" draw:layer="layout" svg:x1="8.604cm" svg:y1="20.467cm" svg:x2="7.504cm" svg:y2="19.952cm">
            <text:p/>
          </draw:line>
          <draw:line draw:style-name="gr4" draw:text-style-name="P2" draw:layer="layout" svg:x1="4.937cm" svg:y1="17.891cm" svg:x2="7.504cm" svg:y2="19.952cm">
            <text:p/>
          </draw:line>
          <draw:line draw:style-name="gr4" draw:text-style-name="P2" draw:layer="layout" svg:x1="14.716cm" svg:y1="21.111cm" svg:x2="13.371cm" svg:y2="21.626cm">
            <text:p/>
          </draw:line>
          <draw:line draw:style-name="gr4" draw:text-style-name="P2" draw:layer="layout" svg:x1="12.271cm" svg:y1="20.209cm" svg:x2="13.371cm" svg:y2="21.626cm">
            <text:p/>
          </draw:line>
          <draw:line draw:style-name="gr4" draw:text-style-name="P2" draw:layer="layout" svg:x1="11.049cm" svg:y1="20.853cm" svg:x2="12.271cm" svg:y2="20.209cm">
            <text:p/>
          </draw:line>
          <draw:line draw:style-name="gr4" draw:text-style-name="P2" draw:layer="layout" svg:x1="13.371cm" svg:y1="19.308cm" svg:x2="14.716cm" svg:y2="21.111cm">
            <text:p/>
          </draw:line>
          <draw:line draw:style-name="gr4" draw:text-style-name="P2" draw:layer="layout" svg:x1="12.271cm" svg:y1="20.21cm" svg:x2="13.371cm" svg:y2="19.308cm">
            <text:p/>
          </draw:line>
          <draw:line draw:style-name="gr4" draw:text-style-name="P2" draw:layer="layout" svg:x1="11.049cm" svg:y1="19.308cm" svg:x2="12.271cm" svg:y2="20.21cm">
            <text:p/>
          </draw:line>
          <draw:line draw:style-name="gr4" draw:text-style-name="P2" draw:layer="layout" svg:x1="11.049cm" svg:y1="19.308cm" svg:x2="13.372cm" svg:y2="19.308cm">
            <text:p/>
          </draw:line>
          <draw:line draw:style-name="gr4" draw:text-style-name="P2" draw:layer="layout" svg:x1="7.504cm" svg:y1="19.952cm" svg:x2="8.726cm" svg:y2="19.694cm">
            <text:p/>
          </draw:line>
          <draw:line draw:style-name="gr4" draw:text-style-name="P2" draw:layer="layout" svg:x1="12.271cm" svg:y1="19.308cm" svg:x2="11.049cm" svg:y2="18.149cm">
            <text:p/>
          </draw:line>
          <draw:line draw:style-name="gr4" draw:text-style-name="P2" draw:layer="layout" svg:x1="6.219cm" svg:y1="18.902cm" svg:x2="7.504cm" svg:y2="18.921cm">
            <text:p/>
          </draw:line>
          <draw:line draw:style-name="gr4" draw:text-style-name="P2" draw:layer="layout" svg:x1="8.726cm" svg:y1="19.694cm" svg:x2="7.504cm" svg:y2="18.921cm">
            <text:p/>
          </draw:line>
          <draw:line draw:style-name="gr4" draw:text-style-name="P2" draw:layer="layout" svg:x1="11.049cm" svg:y1="18.149cm" svg:x2="9.827cm" svg:y2="20.21cm">
            <text:p/>
          </draw:line>
          <draw:line draw:style-name="gr4" draw:text-style-name="P2" draw:layer="layout" svg:x1="8.604cm" svg:y1="20.467cm" svg:x2="9.704cm" svg:y2="20.853cm">
            <text:p/>
          </draw:line>
          <draw:line draw:style-name="gr4" draw:text-style-name="P2" draw:layer="layout" svg:x1="11.049cm" svg:y1="20.853cm" svg:x2="9.704cm" svg:y2="20.853cm">
            <text:p/>
          </draw:line>
          <draw:line draw:style-name="gr4" draw:text-style-name="P2" draw:layer="layout" svg:x1="11.049cm" svg:y1="19.308cm" svg:x2="9.704cm" svg:y2="20.854cm">
            <text:p/>
          </draw:line>
          <draw:line draw:style-name="gr4" draw:text-style-name="P2" draw:layer="layout" svg:x1="8.726cm" svg:y1="19.694cm" svg:x2="9.704cm" svg:y2="20.853cm">
            <text:p/>
          </draw:line>
          <draw:line draw:style-name="gr4" draw:text-style-name="P2" draw:layer="layout" svg:x1="9.826cm" svg:y1="20.209cm" svg:x2="8.726cm" svg:y2="19.694cm">
            <text:p/>
          </draw:line>
          <draw:line draw:style-name="gr4" draw:text-style-name="P2" draw:layer="layout" svg:x1="8.726cm" svg:y1="19.05cm" svg:x2="7.504cm" svg:y2="18.921cm">
            <text:p/>
          </draw:line>
          <draw:line draw:style-name="gr4" draw:text-style-name="P2" draw:layer="layout" svg:x1="9.704cm" svg:y1="18.277cm" svg:x2="8.726cm" svg:y2="19.05cm">
            <text:p/>
          </draw:line>
          <draw:line draw:style-name="gr4" draw:text-style-name="P2" draw:layer="layout" svg:x1="11.049cm" svg:y1="18.149cm" svg:x2="9.704cm" svg:y2="18.278cm">
            <text:p/>
          </draw:line>
          <draw:line draw:style-name="gr4" draw:text-style-name="P2" draw:layer="layout" svg:x1="8.726cm" svg:y1="19.05cm" svg:x2="9.826cm" svg:y2="20.209cm">
            <text:p/>
          </draw:line>
          <draw:line draw:style-name="gr4" draw:text-style-name="P2" draw:layer="layout" svg:x1="11.049cm" svg:y1="19.308cm" svg:x2="9.827cm" svg:y2="20.2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9:07:31.465739336</meta:creation-date>
    <dc:date>2018-11-24T19:12:20.734286104</dc:date>
    <meta:editing-duration>PT4M49S</meta:editing-duration>
    <meta:editing-cycles>1</meta:editing-cycles>
    <meta:document-statistic meta:object-count="79"/>
    <meta:generator>LibreOffice/5.1.6.2$Linux_X86_64 LibreOffice_project/10m0$Build-2</meta:generator>
  </office:meta>
</office:document-meta>
</file>